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763e" officeooo:paragraph-rsid="0001dc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d738d" officeooo:paragraph-rsid="0001dc8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b763e" officeooo:paragraph-rsid="0001dc8a"/>
    </style:style>
    <style:style style:name="P4" style:family="paragraph" style:parent-style-name="Standard">
      <style:paragraph-properties fo:text-align="center" style:justify-single-word="false"/>
      <style:text-properties officeooo:rsid="001d738d" officeooo:paragraph-rsid="0001dc8a"/>
    </style:style>
    <style:style style:name="P5" style:family="paragraph" style:parent-style-name="Standard">
      <style:paragraph-properties fo:text-align="center" style:justify-single-word="false"/>
      <style:text-properties officeooo:rsid="006ccac3" officeooo:paragraph-rsid="0001dc8a"/>
    </style:style>
    <style:style style:name="P6" style:family="paragraph" style:parent-style-name="Standard">
      <style:text-properties fo:font-size="14pt" fo:font-weight="bold" officeooo:rsid="002de596" officeooo:paragraph-rsid="0001dc8a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1dc8a"/>
    </style:style>
    <style:style style:name="P8" style:family="paragraph" style:parent-style-name="Standard">
      <style:text-properties officeooo:rsid="001948da" officeooo:paragraph-rsid="0055cc79"/>
    </style:style>
    <style:style style:name="P9" style:family="paragraph" style:parent-style-name="Standard">
      <style:text-properties officeooo:paragraph-rsid="006ea79d"/>
    </style:style>
    <style:style style:name="P10" style:family="paragraph" style:parent-style-name="Standard">
      <style:text-properties officeooo:rsid="002de596" officeooo:paragraph-rsid="0001dc8a"/>
    </style:style>
    <style:style style:name="P11" style:family="paragraph" style:parent-style-name="Standard">
      <style:text-properties officeooo:rsid="002de596" officeooo:paragraph-rsid="00a586e7"/>
    </style:style>
    <style:style style:name="P12" style:family="paragraph" style:parent-style-name="Standard">
      <style:text-properties officeooo:rsid="002de596" officeooo:paragraph-rsid="00a9954c"/>
    </style:style>
    <style:style style:name="P13" style:family="paragraph" style:parent-style-name="Standard">
      <style:text-properties officeooo:rsid="002de596" officeooo:paragraph-rsid="00b4aba4"/>
    </style:style>
    <style:style style:name="P14" style:family="paragraph" style:parent-style-name="Standard">
      <style:text-properties fo:font-size="14pt" fo:font-weight="bold" officeooo:rsid="002de596" officeooo:paragraph-rsid="0001dc8a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de596" officeooo:paragraph-rsid="00ab6cf1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96f173" officeooo:paragraph-rsid="0096f173"/>
    </style:style>
    <style:style style:name="P17" style:family="paragraph" style:parent-style-name="Standard">
      <style:text-properties officeooo:rsid="0096f173" officeooo:paragraph-rsid="00a9954c"/>
    </style:style>
    <style:style style:name="P18" style:family="paragraph" style:parent-style-name="Standard">
      <style:text-properties officeooo:rsid="0096f173" officeooo:paragraph-rsid="00ab8ff6"/>
    </style:style>
    <style:style style:name="P19" style:family="paragraph" style:parent-style-name="Standard">
      <style:text-properties officeooo:rsid="001948da" officeooo:paragraph-rsid="0055cc79"/>
    </style:style>
    <style:style style:name="P20" style:family="paragraph" style:parent-style-name="Standard">
      <style:text-properties officeooo:rsid="00a0ec82" officeooo:paragraph-rsid="00a0ec82"/>
    </style:style>
    <style:style style:name="P21" style:family="paragraph" style:parent-style-name="Standard">
      <style:text-properties officeooo:paragraph-rsid="0001dc8a"/>
    </style:style>
    <style:style style:name="P22" style:family="paragraph" style:parent-style-name="Standard">
      <style:text-properties fo:color="#00a933" officeooo:rsid="00a5ac4b" officeooo:paragraph-rsid="00a5ac4b"/>
    </style:style>
    <style:style style:name="P23" style:family="paragraph" style:parent-style-name="Standard">
      <style:text-properties fo:color="#00a933" officeooo:rsid="00a0ec82" officeooo:paragraph-rsid="00a0ec82"/>
    </style:style>
    <style:style style:name="P24" style:family="paragraph" style:parent-style-name="Standard">
      <style:text-properties fo:color="#00a933" officeooo:rsid="00a586e7" officeooo:paragraph-rsid="00a586e7"/>
    </style:style>
    <style:style style:name="P25" style:family="paragraph" style:parent-style-name="Standard">
      <style:text-properties fo:color="#00a933" officeooo:rsid="00a586e7" officeooo:paragraph-rsid="00b4aba4"/>
    </style:style>
    <style:style style:name="P26" style:family="paragraph" style:parent-style-name="Standard">
      <style:text-properties fo:color="#00a933" officeooo:rsid="00a586e7" officeooo:paragraph-rsid="00b617d1"/>
    </style:style>
    <style:style style:name="P27" style:family="paragraph" style:parent-style-name="Standard">
      <style:text-properties fo:color="#00a933" officeooo:rsid="00a586e7" officeooo:paragraph-rsid="00b6c20b"/>
    </style:style>
    <style:style style:name="P28" style:family="paragraph" style:parent-style-name="Standard">
      <style:text-properties fo:color="#00a933" fo:font-style="normal" style:text-underline-style="solid" style:text-underline-width="auto" style:text-underline-color="font-color" officeooo:rsid="04bbec2b" officeooo:paragraph-rsid="00a586e7" style:font-style-asian="normal" style:font-style-complex="normal"/>
    </style:style>
    <style:style style:name="P29" style:family="paragraph" style:parent-style-name="Standard">
      <style:text-properties fo:color="#00a933" officeooo:rsid="0096f173" officeooo:paragraph-rsid="00a9954c"/>
    </style:style>
    <style:style style:name="P30" style:family="paragraph" style:parent-style-name="Standard">
      <style:text-properties fo:color="#00a933" officeooo:rsid="0096f173" officeooo:paragraph-rsid="00ab8ff6"/>
    </style:style>
    <style:style style:name="P31" style:family="paragraph" style:parent-style-name="Standard">
      <style:text-properties fo:color="#00a933" officeooo:paragraph-rsid="006ea79d"/>
    </style:style>
    <style:style style:name="P32" style:family="paragraph" style:parent-style-name="Standard">
      <style:text-properties fo:color="#00a933" officeooo:rsid="0554d20f" officeooo:paragraph-rsid="00ad0cb8"/>
    </style:style>
    <style:style style:name="P33" style:family="paragraph" style:parent-style-name="Standard">
      <style:text-properties fo:color="#00a933" style:text-underline-style="solid" style:text-underline-width="auto" style:text-underline-color="font-color" officeooo:rsid="00b4aba4" officeooo:paragraph-rsid="00b4aba4"/>
    </style:style>
    <style:style style:name="P34" style:family="paragraph" style:parent-style-name="Standard">
      <style:text-properties fo:color="#00a933" style:text-underline-style="solid" style:text-underline-width="auto" style:text-underline-color="font-color" officeooo:rsid="00b4aba4" officeooo:paragraph-rsid="00b5e72d"/>
    </style:style>
    <style:style style:name="P35" style:family="paragraph" style:parent-style-name="Standard">
      <style:text-properties fo:color="#00a933" officeooo:rsid="00ad0cb8" officeooo:paragraph-rsid="00ad0cb8"/>
    </style:style>
    <style:style style:name="P36" style:family="paragraph" style:parent-style-name="Standard">
      <style:text-properties officeooo:paragraph-rsid="006ea79d"/>
    </style:style>
    <style:style style:name="P37" style:family="paragraph" style:parent-style-name="Standard">
      <style:text-properties officeooo:rsid="00ad0cb8" officeooo:paragraph-rsid="00ad0cb8"/>
    </style:style>
    <style:style style:name="P38" style:family="paragraph" style:parent-style-name="Standard">
      <style:text-properties officeooo:rsid="00b5e72d" officeooo:paragraph-rsid="00b5e72d"/>
    </style:style>
    <style:style style:name="T1" style:family="text">
      <style:text-properties officeooo:rsid="003ddd4b"/>
    </style:style>
    <style:style style:name="T2" style:family="text">
      <style:text-properties officeooo:rsid="006ccac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e51d8" style:font-weight-asian="bold" style:font-weight-complex="bold"/>
    </style:style>
    <style:style style:name="T5" style:family="text">
      <style:text-properties fo:font-weight="bold" officeooo:rsid="00a17b73" style:font-weight-asian="bold" style:font-weight-complex="bold"/>
    </style:style>
    <style:style style:name="T6" style:family="text">
      <style:text-properties officeooo:rsid="0096f173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a586e7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a9954c" style:font-size-asian="14pt" style:font-weight-asian="bold" style:font-size-complex="14pt" style:font-weight-complex="bold"/>
    </style:style>
    <style:style style:name="T10" style:family="text">
      <style:text-properties officeooo:rsid="00a17b73"/>
    </style:style>
    <style:style style:name="T11" style:family="text">
      <style:text-properties officeooo:rsid="00a586e7"/>
    </style:style>
    <style:style style:name="T12" style:family="text">
      <style:text-properties officeooo:rsid="00a6213a"/>
    </style:style>
    <style:style style:name="T13" style:family="text">
      <style:text-properties fo:font-style="normal" officeooo:rsid="0514fdeb" style:font-style-asian="normal" style:font-style-complex="normal"/>
    </style:style>
    <style:style style:name="T14" style:family="text">
      <style:text-properties fo:font-style="normal" officeooo:rsid="00a9954c" style:font-style-asian="normal" style:font-style-complex="normal"/>
    </style:style>
    <style:style style:name="T15" style:family="text">
      <style:text-properties fo:font-style="normal" officeooo:rsid="04f60ec5" style:font-style-asian="normal" style:font-style-complex="normal"/>
    </style:style>
    <style:style style:name="T16" style:family="text">
      <style:text-properties fo:font-style="normal" officeooo:rsid="04f79376" style:font-style-asian="normal" style:font-style-complex="normal"/>
    </style:style>
    <style:style style:name="T17" style:family="text">
      <style:text-properties fo:font-style="normal" style:text-underline-style="none" officeooo:rsid="04f79376" style:font-style-asian="normal" style:font-style-complex="normal"/>
    </style:style>
    <style:style style:name="T18" style:family="text">
      <style:text-properties fo:font-style="normal" style:text-underline-style="none" officeooo:rsid="04f7f6f4" style:font-style-asian="normal" style:font-style-complex="normal"/>
    </style:style>
    <style:style style:name="T19" style:family="text">
      <style:text-properties fo:font-style="normal" style:text-underline-style="none" officeooo:rsid="061009dd" style:font-style-asian="normal" style:font-style-complex="normal"/>
    </style:style>
    <style:style style:name="T20" style:family="text">
      <style:text-properties fo:font-style="normal" style:text-underline-style="none" officeooo:rsid="00ad0cb8" style:font-style-asian="normal" style:font-style-complex="normal"/>
    </style:style>
    <style:style style:name="T21" style:family="text">
      <style:text-properties fo:font-style="normal" style:text-underline-style="none" officeooo:rsid="0611bab7" style:font-style-asian="normal" style:font-style-complex="normal"/>
    </style:style>
    <style:style style:name="T22" style:family="text">
      <style:text-properties fo:font-style="normal" style:text-underline-style="none" fo:font-weight="bold" officeooo:rsid="04f79376" style:font-style-asian="normal" style:font-weight-asian="bold" style:font-style-complex="normal" style:font-weight-complex="bold"/>
    </style:style>
    <style:style style:name="T23" style:family="text">
      <style:text-properties officeooo:rsid="00a9954c"/>
    </style:style>
    <style:style style:name="T24" style:family="text">
      <style:text-properties officeooo:rsid="00ab6cf1"/>
    </style:style>
    <style:style style:name="T25" style:family="text">
      <style:text-properties fo:font-style="italic" officeooo:rsid="00ab6cf1" style:font-style-asian="italic" style:font-style-complex="italic"/>
    </style:style>
    <style:style style:name="T26" style:family="text">
      <style:text-properties fo:font-style="italic" style:text-underline-style="none" officeooo:rsid="061009dd" style:font-style-asian="italic" style:font-style-complex="italic"/>
    </style:style>
    <style:style style:name="T27" style:family="text">
      <style:text-properties officeooo:rsid="00b5e72d"/>
    </style:style>
    <style:style style:name="T28" style:family="text">
      <style:text-properties officeooo:rsid="00b6c2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1">Informatics 1: Object Oriented Programming </text:p>
      <text:p text:style-name="P3"/>
      <text:p text:style-name="P2"><text:span text:style-name="T1">Assignment</text:span> <text:span text:style-name="T6">3</text:span> - <text:span text:style-name="T2">Report</text:span></text:p>
      <text:p text:style-name="P4"/>
      <text:p text:style-name="P5"><text:span text:style-name="T3">&lt;</text:span><text:span text:style-name="T4">ENTER </text:span><text:span text:style-name="T3">YOUR UUN&gt;</text:span></text:p>
      <text:p text:style-name="P7"/>
      <text:p text:style-name="P7"/>
      <text:p text:style-name="P22">Instructions are written in green. Please delete all <text:span text:style-name="T12">green</text:span> text before submitting.</text:p>
      <text:p text:style-name="P7"/>
      <text:p text:style-name="P6">Basic – <text:span text:style-name="T11">Design decisions</text:span></text:p>
      <text:p text:style-name="P23"><text:span text:style-name="T10">Explain </text:span><text:span text:style-name="T5">where</text:span><text:span text:style-name="T10">, </text:span><text:span text:style-name="T5">how</text:span><text:span text:style-name="T10"> and </text:span><text:span text:style-name="T5">why</text:span><text:span text:style-name="T10"> you made use of inheritance.</text:span></text:p>
      <text:p text:style-name="P20"/>
      <text:p text:style-name="P8"/>
      <text:p text:style-name="P11"><text:span text:style-name="T7">Basic – </text:span><text:span text:style-name="T8">Issues encountered</text:span></text:p>
      <text:p text:style-name="P27">This is an optional section, leave blank <text:span text:style-name="T28">(or remove entirely)</text:span> if everything went well.</text:p>
      <text:p text:style-name="P24"/>
      <text:p text:style-name="P24">If there is something to report, please do so under separate sub-headings. For example:</text:p>
      <text:p text:style-name="P24"/>
      <text:p text:style-name="P28">Issues with step 5</text:p>
      <text:p text:style-name="P24">I managed to add different areas to the zoo, but I could not prevent another entrance from being added. I tried to solve this problem by &lt;explain what you tried&gt;, but it did not work because &lt;try to explain why it did not work&gt;.</text:p>
      <text:p text:style-name="P8"/>
      <text:p text:style-name="P7"/>
      <text:p text:style-name="P10"><text:span text:style-name="T7">Intermediate – </text:span><text:span text:style-name="T9">Modelling the zoo’s areas and connections</text:span></text:p>
      <text:p text:style-name="P29"><text:span text:style-name="T13">Explain how you modelled the zoo’s areas and connections</text:span><text:span text:style-name="T14">.</text:span></text:p>
      <text:p text:style-name="P17"/>
      <text:p text:style-name="P12"><text:span text:style-name="T7">Intermediate – </text:span><text:span text:style-name="T9">Alternative model</text:span></text:p>
      <text:p text:style-name="P31">Describe an alternative <text:span text:style-name="T23">(data-)</text:span>representation and explain <text:span text:style-name="T3">why</text:span> you did not choose it.</text:p>
      <text:p text:style-name="P9"/>
      <text:p text:style-name="P13"><text:span text:style-name="T7">Intermediate – </text:span><text:span text:style-name="T8">Issues encountered</text:span></text:p>
      <text:p text:style-name="P27">This is an optional section, leave blank <text:span text:style-name="T28">(or remove entirely)</text:span> if everything went well.</text:p>
      <text:p text:style-name="P25"/>
      <text:p text:style-name="P33">Issues with isPathAllowed</text:p>
      <text:p text:style-name="P25">...</text:p>
      <text:p text:style-name="P25"/>
      <text:p text:style-name="P9"/>
      <text:p text:style-name="P6">Advanced – <text:span text:style-name="T24">Money representation in </text:span><text:span text:style-name="T25">ICashCount</text:span></text:p>
      <text:p text:style-name="P30"><text:span text:style-name="T15">Explain how you </text:span><text:span text:style-name="T16">chose to represent </text:span><text:span text:style-name="T17">money</text:span><text:span text:style-name="T18"> </text:span><text:span text:style-name="T19">in your implementation of </text:span><text:span text:style-name="T26">ICashCount</text:span><text:span text:style-name="T17"> and </text:span><text:span text:style-name="T22">why</text:span><text:span text:style-name="T17">.</text:span></text:p>
      <text:p text:style-name="P16"/>
      <text:p text:style-name="P15">Advanced – <text:span text:style-name="T24">Key ideas behind the chosen algorithm</text:span></text:p>
      <text:p text:style-name="P32"><text:span text:style-name="T17">Explain the key ideas behind your algorithm. </text:span><text:span text:style-name="T21">Give an overview of how it works, rather than explaining it line by line.</text:span></text:p>
      <text:p text:style-name="P18"/>
      <text:p text:style-name="P13"><text:span text:style-name="T7">Advanced – </text:span><text:span text:style-name="T8">Issues encountered</text:span></text:p>
      <text:p text:style-name="P26">This is an optional section, leave blank <text:span text:style-name="T28">(or remove entirely)</text:span> if everything went well.</text:p>
      <text:p text:style-name="P26"/>
      <text:p text:style-name="P34">Issues with <text:span text:style-name="T27">implementing ICashCount</text:span></text:p>
      <text:p text:style-name="P35">...</text:p>
      <text:p text:style-name="P37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01:53:38.164935849</meta:creation-date>
    <dc:date>2022-03-21T20:39:45.425441101</dc:date>
    <meta:editing-duration>PT9H35M56S</meta:editing-duration>
    <meta:editing-cycles>95</meta:editing-cycles>
    <meta:generator>LibreOffice/6.1.5.2$Linux_X86_64 LibreOffice_project/10$Build-2</meta:generator>
    <meta:document-statistic meta:table-count="0" meta:image-count="0" meta:object-count="0" meta:page-count="1" meta:paragraph-count="27" meta:word-count="237" meta:character-count="1512" meta:non-whitespace-character-count="1293"/>
  </office:meta>
</office:document-meta>
</file>